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1" style:family="paragraph">
      <loext:graphic-properties draw:fill-color="#ffffff"/>
    </style:style>
    <style:style style:name="P2"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NUTV</text:p>
          </draw:text-box>
        </draw:frame>
        <draw:frame presentation:style-name="pr2" draw:text-style-name="P1" draw:layer="layout" svg:width="25.199cm" svg:height="9.134cm" svg:x="1.4cm" svg:y="3.685cm" presentation:class="subtitle">
          <draw:text-box>
            <text:p>Reducing Bandwidth Consumption By Intelligent video encoding and rendering </text:p>
          </draw:text-box>
        </draw:frame>
        <draw:frame draw:style-name="gr1" draw:text-style-name="P2" draw:layer="layout" svg:width="10cm" svg:height="3.095cm" svg:x="17.8cm" svg:y="11cm">
          <draw:text-box>
            <text:p>Scholars:</text:p>
            <text:p>Sandeep Kumar </text:p>
            <text:p>Debmalyo Bhatt.</text:p>
            <text:p>Abhit Gahlot</text:p>
          </draw:text-box>
        </draw:frame>
        <presentation:notes draw:style-name="dp2">
          <draw:page-thumbnail draw:style-name="gr2"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presentation:user-transformed="true">
          <draw:text-box>
            <text:p>Introduction</text:p>
          </draw:text-box>
        </draw:frame>
        <draw:frame presentation:style-name="pr4" draw:layer="layout" svg:width="25.199cm" svg:height="9.134cm" svg:x="1.4cm" svg:y="3.685cm" presentation:class="outline" presentation:user-transformed="true">
          <draw:text-box>
            <text:list text:style-name="L4">
              <text:list-header>
                <text:p>Using bandwidth for the same content again and again is nothing but wasting university public ip bandwidth. Major consumption is thorugh video rendering in forms of movies and tv series. What if every User is ready to serve his external disk memory and <text:s/>CPU memory . It will increase traffic at private ip connections rather utilising bandwidth from public ip.</text:p>
              </text:list-header>
            </text:list>
          </draw:text-box>
        </draw:frame>
        <presentation:notes draw:style-name="dp2">
          <draw:page-thumbnail draw:style-name="gr2"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Objective Details</text:p>
          </draw:text-box>
        </draw:frame>
        <draw:frame presentation:style-name="pr4" draw:layer="layout" svg:width="25.199cm" svg:height="9.134cm" svg:x="1.4cm" svg:y="3.685cm" presentation:class="outline">
          <draw:text-box>
            <text:list text:style-name="L4">
              <text:list-item>
                <text:p>Tcp/IP with additional own customised byte apllication layer protocol.</text:p>
              </text:list-item>
              <text:list-item>
                <text:p>Above protocol solves problem for data transcations which is like encoded with own series of encoders and finding it from every alive peers and rendering in single interface tough http Protocol.</text:p>
              </text:list-item>
              <text:list-item>
                <text:p>Encoding done at the very early downloads with not exceeding than 2 downloads.</text:p>
              </text:list-item>
            </text:list>
          </draw:text-box>
        </draw:frame>
        <presentation:notes draw:style-name="dp2">
          <draw:page-thumbnail draw:style-name="gr2"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presentation:user-transformed="true">
          <draw:text-box>
            <text:p>Customised Application Layer</text:p>
          </draw:text-box>
        </draw:frame>
        <draw:frame presentation:style-name="pr4" draw:layer="layout" svg:width="25.199cm" svg:height="9.134cm" svg:x="1.4cm" svg:y="3.685cm" presentation:class="outline">
          <draw:text-box>
            <text:list text:style-name="L4">
              <text:list-item>
                <text:p>It is byte protocol and rely on reliablity provided by transport and doesnot implement strong checksum in headers. It helps to compile faster.</text:p>
              </text:list-item>
              <text:list-item>
                <text:p>It is written in golang which is high level language designed by google at 2009. It is very much famous for concurrency and credited to Robert Pike.</text:p>
                <text:p/>
              </text:list-item>
            </text:list>
          </draw:text-box>
        </draw:frame>
        <presentation:notes draw:style-name="dp2">
          <draw:page-thumbnail draw:style-name="gr2"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presentation:user-transformed="true">
          <draw:text-box>
            <text:p>Http With Custom Protocol</text:p>
          </draw:text-box>
        </draw:frame>
        <draw:frame presentation:style-name="pr4" draw:layer="layout" svg:width="25.199cm" svg:height="9.134cm" svg:x="1.4cm" svg:y="3.685cm" presentation:class="outline">
          <draw:text-box>
            <text:list text:style-name="L4">
              <text:list-item>
                <text:p>Custom protocol fetches contents and it excute after putting data into html forat which is rendered in browser at localhost or alternation of localhost can be also done to nutv.com</text:p>
              </text:list-item>
              <text:list-item>
                <text:p>Http here is used to reduce time to get with os level graphics or display.</text:p>
              </text:list-item>
            </text:list>
          </draw:text-box>
        </draw:frame>
        <presentation:notes draw:style-name="dp2">
          <draw:page-thumbnail draw:style-name="gr2"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Encoding Series</text:p>
          </draw:text-box>
        </draw:frame>
        <draw:frame presentation:style-name="pr4" draw:layer="layout" svg:width="25.199cm" svg:height="9.134cm" svg:x="1.4cm" svg:y="3.685cm" presentation:class="outline" presentation:user-transformed="true">
          <draw:text-box>
            <text:list text:style-name="L4">
              <text:list-item>
                <text:p>Encoding of a video Should be done at the very start becuse its frequency will be using more bandwidth for the same purpose.</text:p>
              </text:list-item>
              <text:list-item>
                <text:p>Encoding includes GOB encoding at last and many repective video encoding at early.</text:p>
              </text:list-item>
            </text:list>
          </draw:text-box>
        </draw:frame>
        <presentation:notes draw:style-name="dp2">
          <draw:page-thumbnail draw:style-name="gr2"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001cm" svg:y="6.171cm" presentation:class="title" presentation:user-transformed="true">
          <draw:text-box>
            <text:p>Thank You</text:p>
          </draw:text-box>
        </draw:frame>
        <presentation:notes draw:style-name="dp2">
          <draw:page-thumbnail draw:style-name="gr2"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Technology Used</text:p>
          </draw:text-box>
        </draw:frame>
        <draw:frame presentation:style-name="pr4" draw:layer="layout" svg:width="25.199cm" svg:height="9.134cm" svg:x="1.4cm" svg:y="3.685cm" presentation:class="outline">
          <draw:text-box>
            <text:list text:style-name="L4">
              <text:list-header>
                <text:p><text:s/>Server Side</text:p>
                <text:list>
                  <text:list-item>
                    <text:list>
                      <text:list-item>
                        <text:p>Golang</text:p>
                      </text:list-item>
                      <text:list-item>
                        <text:p>Golang Default Packages </text:p>
                      </text:list-item>
                      <text:list-item>
                        <text:p>Http with golang</text:p>
                      </text:list-item>
                      <text:list-item>
                        <text:p>Hashing </text:p>
                      </text:list-item>
                    </text:list>
                  </text:list-item>
                </text:list>
                <text:p>Cleint Side</text:p>
                <text:list>
                  <text:list-item>
                    <text:list>
                      <text:list-item>
                        <text:p>Html</text:p>
                      </text:list-item>
                      <text:list-item>
                        <text:p>Jquery</text:p>
                      </text:list-item>
                      <text:list-item>
                        <text:p>Ajax</text:p>
                      </text:list-item>
                      <text:list-item>
                        <text:p>Css</text:p>
                      </text:list-item>
                      <text:list-item>
                        <text:p>Sass</text:p>
                      </text:list-item>
                      <text:list-item>
                        <text:p>Bootstrap</text:p>
                      </text:list-item>
                    </text:list>
                  </text:list-item>
                </text:list>
                <text:p/>
              </text:list-header>
            </text:list>
          </draw:text-box>
        </draw:frame>
        <presentation:notes draw:style-name="dp2">
          <draw:page-thumbnail draw:style-name="gr2"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23T19:06:31.119405753</meta:creation-date>
    <dc:date>2018-10-23T19:46:30.184758990</dc:date>
    <meta:editing-duration>PT37S</meta:editing-duration>
    <meta:editing-cycles>1</meta:editing-cycles>
    <meta:document-statistic meta:object-count="53"/>
    <meta:generator>LibreOffice/6.0.6.2$Linux_X86_64 LibreOffice_project/00m0$Build-2</meta:generator>
  </office:meta>
</office:document-meta>
</file>